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4" style:family="table-row">
      <style:table-row-properties style:min-row-height="0.05in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ite GAGAGAGA systems:</text:p>
      <text:p text:style-name="Standard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">System</text:p>
          </table:table-cell>
          <table:table-cell table:style-name="Table1.A1" office:value-type="string">
            <text:p text:style-name="P1"># of peptides molecules </text:p>
          </table:table-cell>
          <table:table-cell table:style-name="Table1.A1" office:value-type="string">
            <text:p text:style-name="P1"># of inositol molecules</text:p>
          </table:table-cell>
          <table:table-cell table:style-name="Table1.A1" office:value-type="string">
            <text:p text:style-name="P1">Box size (cubic)</text:p>
          </table:table-cell>
          <table:table-cell table:style-name="Table1.A1" office:value-type="string">
            <text:p text:style-name="P1">Pressure coupling</text:p>
          </table:table-cell>
          <table:table-cell table:style-name="Table1.F1" office:value-type="string">
            <text:p text:style-name="P1">Control?</text:p>
          </table:table-cell>
        </table:table-row>
        <table:table-row>
          <table:table-cell table:style-name="Table1.A2" office:value-type="string">
            <text:p text:style-name="P1">AP2face</text:p>
          </table:table-cell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3 x 3 x 3 nm^3</text:p>
          </table:table-cell>
          <table:table-cell table:style-name="Table1.A2" office:value-type="string">
            <text:p text:style-name="Table_20_Contents">Berendsen</text:p>
          </table:table-cell>
          <table:table-cell table:style-name="Table1.F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P1">AP1face</text:p>
          </table:table-cell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3 x 3 x 3 nm^3</text:p>
          </table:table-cell>
          <table:table-cell table:style-name="Table1.A2" office:value-type="string">
            <text:p text:style-name="Table_20_Contents">Berendsen</text:p>
          </table:table-cell>
          <table:table-cell table:style-name="Table1.F2" office:value-type="string">
            <text:p text:style-name="Table_20_Contents">Yes</text:p>
          </table:table-cell>
        </table:table-row>
        <table:table-row table:style-name="Table1.4">
          <table:table-cell table:style-name="Table1.A2" office:value-type="string">
            <text:p text:style-name="P1">monomers</text:p>
          </table:table-cell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3 x 3 x 3 nm^3</text:p>
          </table:table-cell>
          <table:table-cell table:style-name="Table1.A2" office:value-type="string">
            <text:p text:style-name="Table_20_Contents">Berendsen</text:p>
          </table:table-cell>
          <table:table-cell table:style-name="Table1.F2" office:value-type="string">
            <text:p text:style-name="Table_20_Contents">Yes</text:p>
          </table:table-cell>
        </table:table-row>
        <table:table-row table:style-name="Table1.4">
          <table:table-cell table:style-name="Table1.A2" office:value-type="string">
            <text:p text:style-name="P1">monomers</text:p>
          </table:table-cell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3 x 3 x 3 nm^3</text:p>
          </table:table-cell>
          <table:table-cell table:style-name="Table1.A2" office:value-type="string">
            <text:p text:style-name="Table_20_Contents">Berendsen</text:p>
          </table:table-cell>
          <table:table-cell table:style-name="Table1.F2" office:value-type="string">
            <text:p text:style-name="Table_20_Contents">“</text:p>
          </table:table-cell>
        </table:table-row>
        <table:table-row>
          <table:table-cell table:style-name="Table1.A2" office:value-type="string">
            <text:p text:style-name="P1">monomers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3 x 3 x 3 nm^3</text:p>
          </table:table-cell>
          <table:table-cell table:style-name="Table1.A2" office:value-type="string">
            <text:p text:style-name="Table_20_Contents">Berendsen</text:p>
          </table:table-cell>
          <table:table-cell table:style-name="Table1.F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P1">monomers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3 x 3 x 3 nm^3</text:p>
          </table:table-cell>
          <table:table-cell table:style-name="Table1.A2" office:value-type="string">
            <text:p text:style-name="Table_20_Contents">Berendsen</text:p>
          </table:table-cell>
          <table:table-cell table:style-name="Table1.F2" office:value-type="string">
            <text:p text:style-name="Table_20_Contents">“</text:p>
          </table:table-cell>
        </table:table-row>
        <table:table-row>
          <table:table-cell table:style-name="Table1.A2" office:value-type="string">
            <text:p text:style-name="P1">monomer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3 x 3 x 3 nm^3</text:p>
          </table:table-cell>
          <table:table-cell table:style-name="Table1.A2" office:value-type="string">
            <text:p text:style-name="Table_20_Contents">Berendsen</text:p>
          </table:table-cell>
          <table:table-cell table:style-name="Table1.F2" office:value-type="string">
            <text:p text:style-name="Table_20_Contents">Yes (Sarah)</text:p>
          </table:table-cell>
        </table:table-row>
      </table:table>
      <text:p text:style-name="Standard"/>
      <text:p text:style-name="Standard"/>
      <text:p text:style-name="Standard"/>
      <text:p text:style-name="Standard">Analysis:</text:p>
      <text:p text:style-name="Standard"/>
      <text:p text:style-name="Standard">Globby systems: monomers/finite sheet</text:p>
      <text:list text:style-name="L1">
        <text:list-item>
          <text:p text:style-name="P2"># interstrand HB vs time</text:p>
          <text:list>
            <text:list-item>
              <text:p text:style-name="P2">time averaged #interstrand HB</text:p>
            </text:list-item>
          </text:list>
        </text:list-item>
      </text:list>
      <text:p text:style-name="Standard"/>
      <text:list text:style-name="L1">
        <text:list-item text:start-value="1">
          <text:p text:style-name="P2"># intrastrand HB vs time</text:p>
          <text:list>
            <text:list-item>
              <text:p text:style-name="P2">time averaged #intrastrand HB</text:p>
            </text:list-item>
          </text:list>
        </text:list-item>
      </text:list>
      <text:p text:style-name="Standard"/>
      <text:list text:style-name="L1">
        <text:list-item text:start-value="1">
          <text:p text:style-name="P2">#inositol-peptide HB vs. time</text:p>
          <text:list>
            <text:list-item>
              <text:p text:style-name="P2">time averaged #inos-peptide HB</text:p>
            </text:list-item>
            <text:list-item>
              <text:p text:style-name="P2">#inos-peptide HB per inositol per ps</text:p>
            </text:list-item>
            <text:list-item>
              <text:p text:style-name="P2">#inositols vs # HB formed with peptides</text:p>
            </text:list-item>
            <text:list-item>
              <text:p text:style-name="P2">#inositols vs # of chains bound</text:p>
            </text:list-item>
          </text:list>
        </text:list-item>
      </text:list>
      <text:p text:style-name="Standard"/>
      <text:list text:style-name="L2">
        <text:list-item>
          <text:p text:style-name="P3">#interHB vs #inositol-peptide HB</text:p>
        </text:list-item>
        <text:list-item>
          <text:p text:style-name="P3">#intrastrand HB vs. #inositol-peptide HB</text:p>
        </text:list-item>
      </text:list>
      <text:p text:style-name="Standard"/>
      <text:list text:style-name="L2">
        <text:list-item text:start-value="1">
          <text:p text:style-name="P3">end to end distances vs time</text:p>
        </text:list-item>
        <text:list-item>
          <text:p text:style-name="P3">distribution of end to end distances</text:p>
        </text:list-item>
        <text:list-item>
          <text:p text:style-name="P3">radius of gyration vs ti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1-29T14:32:05</meta:creation-date>
    <dc:date>2007-12-04T19:21:11</dc:date>
    <dc:language>en-US</dc:language>
    <meta:editing-cycles>11</meta:editing-cycles>
    <meta:editing-duration>PT7H26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5" meta:word-count="177" meta:character-count="850"/>
  </office:meta>
</office:document-meta>
</file>